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176cm" fo:min-width="2.18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stroke="none" svg:stroke-color="#000000" draw:fill="none" draw:fill-color="#ffffff" fo:min-height="1.839cm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5.8cm"/>
    </style:style>
    <style:style style:name="gr7" style:family="graphic" style:parent-style-name="standard">
      <style:graphic-properties draw:textarea-horizontal-align="justify" draw:textarea-vertical-align="middle" draw:auto-grow-height="false" fo:min-height="1.55cm" fo:min-width="17.8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.75cm" fo:min-width="0.3cm"/>
    </style:style>
    <style:style style:name="gr9" style:family="graphic" style:parent-style-name="standard">
      <style:graphic-properties draw:stroke="none" svg:stroke-color="#000000" draw:fill="none" draw:fill-color="#ffffff" draw:auto-grow-height="false" draw:fit-to-size="true" style:shrink-to-fit="false" fo:min-height="0.45cm"/>
    </style:style>
    <style:style style:name="gr10" style:family="graphic" style:parent-style-name="standard">
      <style:graphic-properties draw:textarea-horizontal-align="justify" draw:textarea-vertical-align="middle" draw:auto-grow-height="false" fo:min-height="0.55cm" fo:min-width="1.7cm"/>
    </style:style>
    <style:style style:name="gr11" style:family="graphic" style:parent-style-name="standard">
      <style:graphic-properties draw:stroke="none" svg:stroke-color="#000000" draw:fill="none" draw:fill-color="#ffffff" fo:min-height="2.85cm"/>
    </style:style>
    <style:style style:name="gr12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loext:graphic-properties draw:fill="none"/>
      <style:paragraph-properties fo:text-align="center"/>
      <style:text-properties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weight="bold"/>
    </style:style>
    <style:style style:name="P5" style:family="paragraph">
      <loext:graphic-properties draw:fill="none" draw:fill-color="#ffffff"/>
      <style:text-properties fo:font-weight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3.8cm" svg:height="10.5cm" svg:x="1.8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9cm" svg:y1="6.4cm" svg:x2="7.3cm" svg:y2="6.4cm">
          <text:p/>
        </draw:line>
        <draw:line draw:style-name="gr3" draw:text-style-name="P3" draw:layer="layout" svg:x1="8.3cm" svg:y1="8.4cm" svg:x2="11.4cm" svg:y2="8.4cm">
          <text:p/>
        </draw:line>
        <draw:frame draw:style-name="gr4" draw:text-style-name="P5" draw:layer="layout" svg:width="3.4cm" svg:height="1.1cm" svg:x="5.9cm" svg:y="5cm">
          <draw:text-box>
            <text:p text:style-name="P4">fork</text:p>
          </draw:text-box>
        </draw:frame>
        <draw:frame draw:style-name="gr5" draw:text-style-name="P5" draw:layer="layout" svg:width="4.3cm" svg:height="2.089cm" svg:x="5cm" svg:y="2.8cm">
          <draw:text-box>
            <text:p text:style-name="P4">父进程</text:p>
          </draw:text-box>
        </draw:frame>
        <draw:custom-shape draw:style-name="gr6" draw:text-style-name="P6" draw:layer="layout" svg:width="6.3cm" svg:height="1.5cm" svg:x="1.6cm" svg:y="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8.3cm" svg:height="1.8cm" svg:x="1.3cm" svg:y="1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" draw:id="id1" draw:layer="layout" svg:width="0.8cm" svg:height="1cm" svg:x="2.5cm" svg:y="4.9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cm" svg:height="0.908cm" svg:x="3.3cm" svg:y="4.9cm">
          <draw:text-box>
            <text:p text:style-name="P4">内存块</text:p>
          </draw:text-box>
        </draw:frame>
        <draw:custom-shape draw:style-name="gr1" draw:text-style-name="P1" draw:layer="layout" svg:width="3.8cm" svg:height="10.5cm" svg:x="13.1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2cm" svg:y1="6.3cm" svg:x2="18.6cm" svg:y2="6.3cm">
          <text:p/>
        </draw:line>
        <draw:frame draw:style-name="gr4" draw:text-style-name="P5" draw:layer="layout" svg:width="3.4cm" svg:height="1.1cm" svg:x="17.2cm" svg:y="4.9cm">
          <draw:text-box>
            <text:p text:style-name="P4">fork</text:p>
          </draw:text-box>
        </draw:frame>
        <draw:frame draw:style-name="gr5" draw:text-style-name="P5" draw:layer="layout" svg:width="4.3cm" svg:height="2.089cm" svg:x="16.3cm" svg:y="2.7cm">
          <draw:text-box>
            <text:p text:style-name="P4">子进程</text:p>
          </draw:text-box>
        </draw:frame>
        <draw:custom-shape draw:style-name="gr8" draw:text-style-name="P1" xml:id="id2" draw:id="id2" draw:layer="layout" svg:width="0.8cm" svg:height="1cm" svg:x="13.8cm" svg:y="4.8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cm" svg:height="0.908cm" svg:x="14.6cm" svg:y="4.8cm">
          <draw:text-box>
            <text:p text:style-name="P4">内存块</text:p>
          </draw:text-box>
        </draw:frame>
        <draw:connector draw:style-name="gr3" draw:text-style-name="P3" draw:layer="layout" draw:type="curve" svg:x1="2.5cm" svg:y1="5.4cm" svg:x2="2.057cm" svg:y2="14.758cm" draw:start-shape="id1" draw:start-glue-point="3" svg:d="M2500 5400c-751 0-530 9358-443 9358" svg:viewBox="0 0 543 9359">
          <text:p/>
        </draw:connector>
        <draw:connector draw:style-name="gr3" draw:text-style-name="P3" draw:layer="layout" draw:type="curve" svg:x1="13.8cm" svg:y1="5.3cm" svg:x2="13.376cm" svg:y2="14.787cm" draw:start-shape="id2" draw:start-glue-point="3" svg:d="M13800 5300c-751 0-539 9487-424 9487" svg:viewBox="0 0 543 9488">
          <text:p/>
        </draw:connector>
        <draw:custom-shape draw:style-name="gr10" draw:text-style-name="P6" xml:id="id3" draw:id="id3" draw:layer="layout" svg:width="2.2cm" svg:height="0.8cm" svg:x="1.8cm" svg:y="15.4cm">
          <text:p text:style-name="P6">0xfff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3cm" svg:height="1.5cm" svg:x="12.7cm" svg:y="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4" draw:id="id4" draw:layer="layout" svg:width="2.2cm" svg:height="0.8cm" svg:x="12.9cm" svg:y="15.4cm">
          <text:p text:style-name="P6">0xfff0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2.9cm" svg:y1="16.2cm" svg:x2="2.59cm" svg:y2="18.938cm" draw:start-shape="id3" draw:start-glue-point="2" svg:d="M2900 16200c0 2430-310 1061-310 2738" svg:viewBox="0 0 311 2739">
          <text:p/>
        </draw:connector>
        <draw:connector draw:style-name="gr3" draw:text-style-name="P3" draw:layer="layout" draw:type="curve" svg:x1="14cm" svg:y1="16.2cm" svg:x2="12.198cm" svg:y2="18.938cm" draw:start-shape="id4" draw:start-glue-point="2" svg:d="M14000 16200c0 2430-1802 1061-1802 2738" svg:viewBox="0 0 1803 2739">
          <text:p/>
        </draw:connector>
        <draw:frame draw:style-name="gr11" draw:text-style-name="P7" draw:layer="layout" svg:width="11.9cm" svg:height="3.1cm" svg:x="8.7cm" svg:y="21.1cm">
          <draw:text-box>
            <text:p>物理内存</text:p>
          </draw:text-box>
        </draw:frame>
        <draw:frame draw:style-name="gr12" draw:text-style-name="P7" draw:layer="layout" svg:width="3.1cm" svg:height="1.2cm" svg:x="5.5cm" svg:y="13.9cm">
          <draw:text-box>
            <text:p>MMU</text:p>
          </draw:text-box>
        </draw:frame>
        <draw:frame draw:style-name="gr12" draw:text-style-name="P7" draw:layer="layout" svg:width="3.1cm" svg:height="1.2cm" svg:x="16cm" svg:y="14.1cm">
          <draw:text-box>
            <text:p>MM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6-26T09:18:00.370089699</meta:creation-date>
    <meta:generator>LibreOffice/6.0.7.3$Linux_X86_64 LibreOffice_project/00m0$Build-3</meta:generator>
    <dc:date>2022-06-26T09:27:36.647521326</dc:date>
    <meta:editing-duration>PT9M33S</meta:editing-duration>
    <meta:editing-cycles>8</meta:editing-cycles>
    <meta:document-statistic meta:object-count="25"/>
  </office:meta>
</office:document-meta>
</file>